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12.991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0be29" officeooo:paragraph-rsid="001e9d4d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7" style:family="paragraph" style:parent-style-name="Table_20_Contents">
      <style:text-properties officeooo:rsid="0010be29" officeooo:paragraph-rsid="0010be29"/>
    </style:style>
    <style:style style:name="P8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9" style:family="paragraph" style:parent-style-name="Table_20_Contents">
      <style:text-properties officeooo:rsid="001ac45a" officeooo:paragraph-rsid="001ac45a"/>
    </style:style>
    <style:style style:name="P10" style:family="paragraph" style:parent-style-name="Table_20_Contents">
      <style:text-properties officeooo:rsid="001b6dcc" officeooo:paragraph-rsid="001b6dcc"/>
    </style:style>
    <style:style style:name="P11" style:family="paragraph" style:parent-style-name="Table_20_Contents">
      <style:text-properties officeooo:rsid="001d0743" officeooo:paragraph-rsid="001d0743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normal" officeooo:rsid="001b6dcc" officeooo:paragraph-rsid="001e9d4d" style:font-style-asian="normal" style:font-weight-asian="normal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d0743" officeooo:paragraph-rsid="001d0743" style:font-style-asian="normal" style:font-weight-asian="normal" style:font-style-complex="normal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fo:font-style="normal" fo:font-weight="normal" officeooo:rsid="0018f6c1" officeooo:paragraph-rsid="001d0743" style:font-style-asian="normal" style:font-weight-asian="normal" style:font-style-complex="normal" style:font-weight-complex="normal"/>
    </style:style>
    <style:style style:name="T1" style:family="text">
      <style:text-properties officeooo:rsid="001ac45a"/>
    </style:style>
    <style:style style:name="T2" style:family="text">
      <style:text-properties officeooo:rsid="001b6dcc"/>
    </style:style>
    <style:style style:name="T3" style:family="text">
      <style:text-properties officeooo:rsid="001d07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1">10.7. Consulter la liste des bons membre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itre</text:p>
          </table:table-cell>
          <table:table-cell table:style-name="Table1.B1" office:value-type="string">
            <text:p text:style-name="P9">Consulter la liste des « bons » membres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6" office:value-type="string">
            <text:p text:style-name="P7">Use-case général</text:p>
          </table:table-cell>
        </table:table-row>
        <table:table-row>
          <table:table-cell table:style-name="Table1.A2" office:value-type="string">
            <text:p text:style-name="P8">Description</text:p>
          </table:table-cell>
          <table:table-cell table:style-name="Table1.B6" office:value-type="string">
            <text:p text:style-name="P10">Permet de consulter la liste des « bons » membres</text:p>
          </table:table-cell>
        </table:table-row>
        <table:table-row>
          <table:table-cell table:style-name="Table1.A2" office:value-type="string">
            <text:p text:style-name="P8">Acteurs</text:p>
          </table:table-cell>
          <table:table-cell table:style-name="Table1.B6" office:value-type="string">
            <text:p text:style-name="P11">Administrateur</text:p>
          </table:table-cell>
        </table:table-row>
        <table:table-row>
          <table:table-cell table:style-name="Table1.A2" office:value-type="string">
            <text:p text:style-name="P8">Préconditions</text:p>
          </table:table-cell>
          <table:table-cell table:style-name="Table1.B6" office:value-type="string">
            <text:p text:style-name="P7">L'acteur doit être authentifié <text:span text:style-name="T2">en tant qu'administrateur.</text:span></text:p>
          </table:table-cell>
        </table:table-row>
        <table:table-row>
          <table:table-cell table:style-name="Table1.A2" office:value-type="string">
            <text:p text:style-name="P8">Postconditions</text:p>
          </table:table-cell>
          <table:table-cell table:style-name="Table1.B6" office:value-type="string">
            <text:p text:style-name="P7">Aucune</text:p>
          </table:table-cell>
        </table:table-row>
        <table:table-row>
          <table:table-cell table:style-name="Table1.A2" office:value-type="string">
            <text:p text:style-name="P8">Exceptions</text:p>
          </table:table-cell>
          <table:table-cell table:style-name="Table1.B7" office:value-type="string">
            <text:p text:style-name="P7">Aucune</text:p>
          </table:table-cell>
        </table:table-row>
      </table:table>
      <text:p text:style-name="P6"/>
      <text:p text:style-name="P5">L<text:span text:style-name="T2">'administrateur peut vouloir consulter la liste des « bons » membres afin de leur offrir un bonus. Les membres peuvent être considérés « bons » lorsqu'ils ont atteint une certaine quantité de ventes. </text:span></text:p>
      <text:p text:style-name="P5"/>
      <text:p text:style-name="P12">L'administrateur peut donc consulter une liste de « bons » membres afin de prendre une décision éclairée quant aux bonus.</text:p>
      <text:p text:style-name="P4"/>
      <text:p text:style-name="P3">Scénario d'opération</text:p>
      <text:list xml:id="list6405376529712394747" text:style-name="L1">
        <text:list-item>
          <text:p text:style-name="P13">L'utilisateur s'authentifie et passe alors au status de « <text:span text:style-name="T3">administrateur </text:span>».</text:p>
        </text:list-item>
        <text:list-item>
          <text:p text:style-name="P14">L'administrateur accède à <text:s/>un panneau de contrôle réservé aux administrateurs.</text:p>
        </text:list-item>
        <text:list-item>
          <text:p text:style-name="P15"><text:span text:style-name="T3">Il peut cliquer sur un lien pour faire afficher la liste des « bons » membres</text:span>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1T02:23:38.482686351</dc:date>
    <meta:editing-duration>PT53M43S</meta:editing-duration>
    <meta:editing-cycles>11</meta:editing-cycles>
    <meta:generator>LibreOffice/4.4.7.2$Linux_X86_64 LibreOffice_project/40m0$Build-2</meta:generator>
    <meta:document-statistic meta:table-count="1" meta:image-count="0" meta:object-count="0" meta:page-count="1" meta:paragraph-count="22" meta:word-count="143" meta:character-count="904" meta:non-whitespace-character-count="784"/>
  </office:meta>
</office:document-meta>
</file>